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Estimate-time</text:p>
          </table:table-cell>
          <table:table-cell office:value-type="string" calcext:value-type="string">
            <text:p>Actual-time</text:p>
          </table:table-cell>
        </table:table-row>
        <table:table-row table:style-name="ro1">
          <table:table-cell office:value-type="string" calcext:value-type="string">
            <text:p>发现避难所成就判断</text:p>
          </table:table-cell>
          <table:table-cell table:style-name="ce1" office:value-type="string" calcext:value-type="string">
            <text:p>10mi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改黄色黏，换到大黑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两种气泡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2">
          <table:table-cell office:value-type="string" calcext:value-type="string">
            <text:p>bump地形有点空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½</text:p>
          </table:table-cell>
        </table:table-row>
        <table:table-row table:style-name="ro2">
          <table:table-cell office:value-type="string" calcext:value-type="string">
            <text:p>测试meizu gamecenter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2">
          <table:table-cell office:value-type="string" calcext:value-type="string">
            <text:p>改startlayer，加个nana进去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散落的游戏逻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广告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团状吃的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2">
          <table:table-cell office:value-type="string" calcext:value-type="string">
            <text:p>bump地形做cave</text:p>
          </table:table-cell>
          <table:table-cell office:value-type="string" calcext:value-type="string">
            <text:p>2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00／00／00</text:date>, <text:time style:data-style-name="N2" text:time-value="14:57:42.5131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1:50:31.819407000</meta:creation-date>
    <dc:date>2015-11-12T16:06:56.674789000</dc:date>
    <meta:editing-duration>PT12M55S</meta:editing-duration>
    <meta:editing-cycles>5</meta:editing-cycles>
    <meta:generator>LibreOffice/4.3.7.2$MacOSX_x86 LibreOffice_project/8a35821d8636a03b8bf4e15b48f59794652c68ba</meta:generator>
    <meta:document-statistic meta:table-count="1" meta:cell-count="24" meta:object-count="0"/>
  </office:meta>
</office:document-meta>
</file>